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a1518" officeooo:paragraph-rsid="001a1518"/>
    </style:style>
    <style:style style:name="P2" style:family="paragraph" style:parent-style-name="Text_20_body">
      <style:paragraph-properties fo:margin-top="0in" fo:margin-bottom="0in" loext:contextual-spacing="false"/>
      <style:text-properties officeooo:rsid="001e2586" officeooo:paragraph-rsid="001e2586"/>
    </style:style>
    <style:style style:name="P3" style:family="paragraph" style:parent-style-name="Text_20_body" style:list-style-name="L1">
      <style:text-properties officeooo:rsid="001a1518" officeooo:paragraph-rsid="001a1518"/>
    </style:style>
    <style:style style:name="P4" style:family="paragraph" style:parent-style-name="Text_20_body" style:list-style-name="L1">
      <style:text-properties officeooo:rsid="001c80df" officeooo:paragraph-rsid="001c80df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text-properties officeooo:rsid="00204dd3" officeooo:paragraph-rsid="00204dd3"/>
    </style:style>
    <style:style style:name="P7" style:family="paragraph" style:parent-style-name="Text_20_body" style:list-style-name="L1">
      <style:paragraph-properties fo:margin-top="0in" fo:margin-bottom="0in" loext:contextual-spacing="false"/>
    </style:style>
    <style:style style:name="P8" style:family="paragraph" style:parent-style-name="Text_20_body" style:list-style-name="L1">
      <style:paragraph-properties fo:margin-top="0in" fo:margin-bottom="0in" loext:contextual-spacing="false"/>
      <style:text-properties officeooo:rsid="001e2586" officeooo:paragraph-rsid="001e2586"/>
    </style:style>
    <style:style style:name="P9" style:family="paragraph" style:parent-style-name="Text_20_body" style:list-style-name="L1">
      <style:paragraph-properties fo:margin-top="0in" fo:margin-bottom="0in" loext:contextual-spacing="false"/>
      <style:text-properties officeooo:rsid="001c80df" officeooo:paragraph-rsid="001c80df"/>
    </style:style>
    <style:style style:name="P10" style:family="paragraph" style:parent-style-name="Text_20_body" style:list-style-name="L1">
      <style:paragraph-properties fo:margin-top="0in" fo:margin-bottom="0in" loext:contextual-spacing="false"/>
      <style:text-properties officeooo:rsid="001db8eb" officeooo:paragraph-rsid="001db8eb"/>
    </style:style>
    <style:style style:name="P11" style:family="paragraph" style:parent-style-name="Text_20_body" style:list-style-name="L2">
      <style:paragraph-properties fo:margin-top="0in" fo:margin-bottom="0in" loext:contextual-spacing="false"/>
      <style:text-properties officeooo:rsid="001db8eb" officeooo:paragraph-rsid="001db8eb"/>
    </style:style>
    <style:style style:name="P12" style:family="paragraph" style:parent-style-name="Text_20_body" style:list-style-name="L1">
      <style:paragraph-properties fo:margin-top="0in" fo:margin-bottom="0in" loext:contextual-spacing="false"/>
      <style:text-properties officeooo:rsid="001f2bfb" officeooo:paragraph-rsid="001f2bfb"/>
    </style:style>
    <style:style style:name="P13" style:family="paragraph" style:parent-style-name="Text_20_body" style:list-style-name="L2">
      <style:paragraph-properties fo:margin-top="0in" fo:margin-bottom="0in" loext:contextual-spacing="false"/>
    </style:style>
    <style:style style:name="P14" style:family="paragraph" style:parent-style-name="Text_20_body" style:list-style-name="L2">
      <style:paragraph-properties fo:margin-top="0in" fo:margin-bottom="0in" loext:contextual-spacing="false"/>
      <style:text-properties officeooo:rsid="00204dd3" officeooo:paragraph-rsid="00204dd3"/>
    </style:style>
    <style:style style:name="T1" style:family="text">
      <style:text-properties officeooo:rsid="00204dd3"/>
    </style:style>
    <style:style style:name="T2" style:family="text">
      <style:text-properties officeooo:rsid="0020ce1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599399257" text:style-name="L1">
        <text:list-item>
          <text:p text:style-name="P3">Why do we separate HTML and CSS? </text:p>
          <text:p text:style-name="P4">HTML specifies and tags the content of the page, which a search engine can read and make use of. CSS controls the layout and looks of that content, and may contain elements that are not compatible to all browsers. </text:p>
        </text:list-item>
        <text:list-item>
          <text:p text:style-name="P7">What are classes and IDs (and how are they different)? </text:p>
          <text:p text:style-name="P8">Classes and IDs are both selectors you make that can be “hooked” to parts of the HTML without selecting an entire HTML tag to modify.</text:p>
          <text:p text:style-name="P8"/>
          <text:p text:style-name="P8">ID’s are unique. An element can only use one ID, and a unique ID can only be used once on a page. <text:span text:style-name="T1">Syntax: #IDName {</text:span></text:p>
        </text:list-item>
      </text:list>
      <text:p text:style-name="P2"/>
      <text:p text:style-name="P2"><text:tab/>Classes are not unique, an element can be hooked by multiple classes, and you can use that <text:tab/>same class on multiple elements. <text:span text:style-name="T1">Syntax: .ClassName {</text:span></text:p>
      <text:list xml:id="list171312638686125" text:continue-numbering="true" text:style-name="L1">
        <text:list-header>
          <text:p text:style-name="P7"/>
        </text:list-header>
        <text:list-item>
          <text:p text:style-name="P7">What are elements? </text:p>
          <text:p text:style-name="P9">Elements are basically blocks of ‘code’, beginning at the start of a &lt;tag&gt; and ending with the closing of the &lt;/tag&gt;</text:p>
          <text:p text:style-name="P7"/>
        </text:list-item>
        <text:list-item>
          <text:p text:style-name="P7">What are tags? </text:p>
          <text:p text:style-name="P9">Tags label content and apply meaning to it. &lt;tag&gt; Content &lt;/tag&gt;</text:p>
          <text:p text:style-name="P9"/>
        </text:list-item>
        <text:list-item>
          <text:p text:style-name="P7">What are attributes? </text:p>
          <text:p text:style-name="P9">Attributes are additional information that can be added to a tag, in the for of &lt;tag attribute =”value”&gt; Content &lt;/tag&gt;</text:p>
          <text:p text:style-name="P7"/>
        </text:list-item>
        <text:list-item>
          <text:p text:style-name="P7">What are forms? </text:p>
          <text:p text:style-name="P10">Forms are used to collect user input.</text:p>
          <text:p text:style-name="P7"/>
        </text:list-item>
        <text:list-item>
          <text:p text:style-name="P7">What is a div? </text:p>
          <text:p text:style-name="P12">&lt;div&gt; and &lt;/div&gt; is the tag for a division within the HTML, usually used to mark a section for styling by CSS or for JavaScript.</text:p>
        </text:list-item>
      </text:list>
      <text:list xml:id="list2640997576" text:style-name="L2">
        <text:list-header>
          <text:p text:style-name="P13"/>
        </text:list-header>
        <text:list-item>
          <text:p text:style-name="P13">What are selectors? </text:p>
          <text:p text:style-name="P11">Selectors are used to… select what part of the HTML CSS is modifying. For example, the body selector in CSS would modify the content within the &lt;body&gt; tag in HTML</text:p>
          <text:p text:style-name="P13"/>
        </text:list-item>
        <text:list-item>
          <text:p text:style-name="P13">What are properties? </text:p>
          <text:p text:style-name="P11">Properties are the properties being modified within a selector, and they are given values.</text:p>
          <text:p text:style-name="P11">Ex. font-size: 14px;</text:p>
          <text:p text:style-name="P11">font-size would be the property, 14px would be the value.</text:p>
          <text:p text:style-name="P13"/>
        </text:list-item>
        <text:list-item>
          <text:p text:style-name="P13">What are values? </text:p>
          <text:p text:style-name="P11"><text:soft-page-break/>^</text:p>
          <text:p text:style-name="P13"/>
        </text:list-item>
        <text:list-item>
          <text:p text:style-name="P13">What is the “query string” in a URL and what does it do? </text:p>
          <text:p text:style-name="P13"/>
        </text:list-item>
        <text:list-item>
          <text:p text:style-name="P13">What is the difference between “pixels” and “ems”? </text:p>
          <text:p text:style-name="P11">Pixels are made up of.. pixels, and ems is a relative modifier to font size. 2ems would be double the font size.</text:p>
          <text:p text:style-name="P13"/>
        </text:list-item>
        <text:list-item>
          <text:p text:style-name="P13">How do CSS styles for a particular element get inherited? i.e. how does an element get its “default” styles? </text:p>
          <text:p text:style-name="P13"/>
        </text:list-item>
        <text:list-item>
          <text:p text:style-name="P13">What are two CSS attributes you can change to push an element around on the page? </text:p>
          <text:p text:style-name="P14"><text:span text:style-name="T2">Padding</text:span> and margin.</text:p>
          <text:p text:style-name="P13"/>
        </text:list-item>
        <text:list-item>
          <text:p text:style-name="P13">What are the three different ways to include CSS in your project or use CSS to style a particular element? </text:p>
          <text:p text:style-name="P14">Inline, internal, and external. External is the preferred method.</text:p>
          <text:p text:style-name="P13"/>
        </text:list-item>
        <text:list-item>
          <text:p text:style-name="P13">What is the “default stylesheet” or “user agent stylesheet”? </text:p>
          <text:p text:style-name="P14">The default .css stylesheet included in a browser.</text:p>
          <text:p text:style-name="P13"/>
        </text:list-item>
        <text:list-item>
          <text:p text:style-name="P5">Why use a CSS reset file? </text:p>
          <text:p text:style-name="P6">To start from a blank slate.</text:p>
          <text:p text:style-name="P5"/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8T19:46:17.084831046</meta:creation-date>
    <dc:date>2020-01-21T18:39:54.308554644</dc:date>
    <meta:editing-duration>PT58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2" meta:paragraph-count="53" meta:word-count="489" meta:character-count="2453" meta:non-whitespace-character-count="2032"/>
  </office:meta>
</office:document-meta>
</file>